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gramación Orientada a Objet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es y Objet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ué es una clas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es de una cla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ributos</text:p>
              </text:list-item>
              <text:list-item>
                <text:p>Méto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ómo se us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rador new</text:p>
              </text:list-item>
              <text:list-item>
                <text:p>Instanci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perador th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ferencia a sí mis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structores</text:p>
          </draw:text-box>
        </draw:frame>
        <draw:frame draw:style-name="gr2" draw:text-style-name="P2" draw:layer="layout" svg:width="23.5cm" svg:height="9cm" svg:x="3cm" svg:y="4cm">
          <draw:text-box>
            <text:list text:style-name="L1">
              <text:list-item>
                <text:p>Funciones que llevan el mimo nombre que la clase</text:p>
              </text:list-item>
              <text:list-item>
                <text:p>Sirven para inicializar la instancia</text:p>
              </text:list-item>
              <text:list-item>
                <text:p>Puede contener parámetros</text:p>
              </text:list-item>
              <text:list-item>
                <text:p>Se ejecutan automáticamente cuando se llama a <text:span text:style-name="T1">ne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étodos estáticos (de clase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n funciones que llevan el modificador <text:span text:style-name="T1">static</text:span></text:p>
              </text:list-item>
              <text:list-item>
                <text:p>No hace falta crear una instancia para llamarla</text:p>
              </text:list-item>
              <text:list-item>
                <text:p>Sirven para crear funciones que no cambian el estado de un objeto, por ejemplo las de utilería</text:p>
              </text:list-item>
              <text:list-item>
                <text:p>Sirve para crear instancias de la misma cl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renci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rve para construir clases derivadas de una padre</text:p>
              </text:list-item>
              <text:list-item>
                <text:p>Toma como base la clase padre y sobre ella se pueden adicionar funcionalid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04:01.052025778</meta:creation-date>
    <dc:date>2024-09-18T16:43:46.173622807</dc:date>
    <meta:editing-duration>PT4H29M10S</meta:editing-duration>
    <meta:editing-cycles>4</meta:editing-cycles>
    <meta:generator>LibreOffice/24.2.5.2$Linux_X86_64 LibreOffice_project/420$Build-2</meta:generator>
    <meta:document-statistic meta:object-count="53"/>
  </office:meta>
</office:document-meta>
</file>